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e3e300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a5a5a5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a5a5a5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a5a5a5" draw:textarea-horizontal-align="justify" draw:textarea-vertical-align="middle" draw:auto-grow-height="false" fo:min-height="0.986cm" fo:min-width="5.18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a5a5a5" draw:textarea-horizontal-align="justify" draw:textarea-vertical-align="middle" draw:auto-grow-height="false" fo:min-height="0.986cm" fo:min-width="7.08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Arrowheads_20_3" draw:marker-start-width="0.3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a5a5a5" draw:textarea-horizontal-align="justify" draw:textarea-vertical-align="middle" draw:auto-grow-height="false" fo:min-height="0.385cm" fo:min-width="0.13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3e300"/>
      <style:paragraph-properties fo:text-align="center"/>
    </style:style>
    <style:style style:name="P2" style:family="paragraph">
      <loext:graphic-properties draw:fill-color="#a5a5a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roid Sans" fo:font-size="22pt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-color="#a5a5a5"/>
      <style:paragraph-properties fo:text-align="center"/>
      <style:text-properties fo:font-weight="bold"/>
    </style:style>
    <style:style style:name="P7" style:family="paragraph">
      <loext:graphic-properties draw:fill-color="#ffffff"/>
    </style:style>
    <style:style style:name="T1" style:family="text">
      <style:text-properties style:font-name="Droid Sans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2.54cm" svg:height="2.54cm" svg:x="12.06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05cm" svg:height="1.27cm" svg:x="7.175cm" svg:y="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7.166cm" svg:y="6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1.27cm" svg:x="7.166cm" svg:y="8.2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1.27cm" svg:x="7.166cm" svg:y="9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1.27cm" svg:x="9.266cm" svg:y="5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cm" svg:x="13.075cm" svg:y="8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15.166cm" svg:y="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14.966cm" svg:y="9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1.27cm" svg:x="11.166cm" svg:y="6.7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1.27cm" svg:x="15.166cm" svg:y="8.27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391cm" svg:height="1.203cm" svg:x="12.642cm" svg:y="1.972cm">
          <draw:text-box>
            <text:p text:style-name="P3"><text:span text:style-name="T1">SR</text:span></text:p>
          </draw:text-box>
        </draw:frame>
        <draw:frame draw:style-name="gr7" draw:text-style-name="P4" draw:layer="layout" svg:width="2.54cm" svg:height="1.153cm" svg:x="4.445cm" svg:y="5.372cm">
          <draw:text-box>
            <text:p text:style-name="P3"><text:span text:style-name="T1">CPU0</text:span></text:p>
          </draw:text-box>
        </draw:frame>
        <draw:frame draw:style-name="gr7" draw:text-style-name="P4" draw:layer="layout" svg:width="2.54cm" svg:height="1.153cm" svg:x="4.445cm" svg:y="6.873cm">
          <draw:text-box>
            <text:p text:style-name="P3"><text:span text:style-name="T1">C</text:span><text:span text:style-name="T1">P</text:span><text:span text:style-name="T1">U</text:span><text:span text:style-name="T1">1</text:span></text:p>
          </draw:text-box>
        </draw:frame>
        <draw:frame draw:style-name="gr7" draw:text-style-name="P4" draw:layer="layout" svg:width="2.54cm" svg:height="1.153cm" svg:x="4.445cm" svg:y="8.373cm">
          <draw:text-box>
            <text:p text:style-name="P3"><text:span text:style-name="T1">CPU2</text:span></text:p>
          </draw:text-box>
        </draw:frame>
        <draw:frame draw:style-name="gr7" draw:text-style-name="P4" draw:layer="layout" svg:width="2.54cm" svg:height="1.153cm" svg:x="4.445cm" svg:y="9.873cm">
          <draw:text-box>
            <text:p text:style-name="P3"><text:span text:style-name="T1">CPU3</text:span></text:p>
          </draw:text-box>
        </draw:frame>
        <draw:connector draw:style-name="gr8" draw:text-style-name="P5" draw:layer="layout" draw:type="curve" svg:x1="8.29cm" svg:y1="5.932cm" svg:x2="12.437cm" svg:y2="1.642cm" draw:start-shape="id1" draw:start-glue-point="1" draw:end-shape="id2" draw:end-glue-point="5" svg:d="M8290 5932c2811 0 738-4290 4147-4290" svg:viewBox="0 0 4148 4291">
          <text:p/>
        </draw:connector>
        <draw:connector draw:style-name="gr9" draw:text-style-name="P5" draw:layer="layout" draw:type="curve" svg:x1="14.19cm" svg:y1="5.932cm" svg:x2="14.233cm" svg:y2="3.438cm" draw:start-shape="id3" draw:start-glue-point="1" draw:end-shape="id2" draw:end-glue-point="9" svg:d="M14190 5932c1414 0 1393-2494 43-2494" svg:viewBox="0 0 1059 2495">
          <text:p/>
        </draw:connector>
        <draw:connector draw:style-name="gr9" draw:text-style-name="P5" draw:layer="layout" draw:type="curve" svg:x1="17.79cm" svg:y1="5.932cm" svg:x2="14.233cm" svg:y2="1.642cm" draw:start-shape="id4" draw:start-glue-point="1" draw:end-shape="id2" draw:end-glue-point="11" svg:d="M17790 5932c748 0 2527-4290-3557-4290" svg:viewBox="0 0 4388 4291">
          <text:p/>
        </draw:connector>
        <draw:connector draw:style-name="gr9" draw:text-style-name="P5" draw:layer="layout" draw:type="curve" svg:x1="9.79cm" svg:y1="7.432cm" svg:x2="12.065cm" svg:y2="2.54cm" draw:start-shape="id5" draw:start-glue-point="1" draw:end-shape="id2" draw:end-glue-point="6" svg:d="M9790 7432c1686 0 549-4892 2275-4892" svg:viewBox="0 0 2276 4893">
          <text:p/>
        </draw:connector>
        <draw:connector draw:style-name="gr9" draw:text-style-name="P5" draw:layer="layout" draw:type="curve" svg:x1="11.69cm" svg:y1="8.932cm" svg:x2="12.437cm" svg:y2="3.438cm" draw:start-shape="id6" draw:start-glue-point="1" draw:end-shape="id2" draw:end-glue-point="7" svg:d="M11690 8932c498 0 747-1831 747-5494" svg:viewBox="0 0 748 5495">
          <text:p/>
        </draw:connector>
        <draw:connector draw:style-name="gr9" draw:text-style-name="P5" draw:layer="layout" draw:type="curve" svg:x1="17.644cm" svg:y1="7.432cm" svg:x2="14.605cm" svg:y2="2.54cm" draw:start-shape="id7" draw:start-glue-point="1" draw:end-shape="id2" draw:end-glue-point="10" svg:d="M17644 7432c748 0 2268-4892-3039-4892" svg:viewBox="0 0 3829 4893">
          <text:p/>
        </draw:connector>
        <draw:connector draw:style-name="gr9" draw:text-style-name="P5" draw:layer="layout" draw:type="curve" draw:line-skew="1.06cm" svg:x1="14.39cm" svg:y1="8.932cm" svg:x2="14.605cm" svg:y2="2.54cm" draw:start-shape="id8" draw:start-glue-point="1" draw:end-shape="id2" draw:end-glue-point="10" svg:d="M14390 8932c2704 0 2597-6392 215-6392" svg:viewBox="0 0 2016 6393">
          <text:p/>
        </draw:connector>
        <draw:connector draw:style-name="gr9" draw:text-style-name="P5" draw:layer="layout" draw:type="curve" svg:x1="19.69cm" svg:y1="8.932cm" svg:x2="14.233cm" svg:y2="1.642cm" draw:start-shape="id9" draw:start-glue-point="1" draw:end-shape="id2" draw:end-glue-point="11" svg:d="M19690 8932c748 0 3477-7290-5457-7290" svg:viewBox="0 0 6438 7291">
          <text:p/>
        </draw:connector>
        <draw:custom-shape draw:style-name="gr10" draw:text-style-name="P6" xml:id="id1" draw:id="id1" draw:layer="layout" svg:width="0.635cm" svg:height="0.635cm" svg:x="7.655cm" svg:y="5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" draw:id="id3" draw:layer="layout" svg:width="0.635cm" svg:height="0.635cm" svg:x="13.555cm" svg:y="5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0.635cm" svg:height="0.635cm" svg:x="17.155cm" svg:y="5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0.635cm" svg:height="0.635cm" svg:x="9.155cm" svg:y="7.1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0.635cm" svg:height="0.635cm" svg:x="17.009cm" svg:y="7.1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0.635cm" svg:height="0.635cm" svg:x="11.055cm" svg:y="8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0.635cm" svg:height="0.635cm" svg:x="13.755cm" svg:y="8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9" draw:id="id9" draw:layer="layout" svg:width="0.635cm" svg:height="0.635cm" svg:x="19.055cm" svg:y="8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0.635cm" svg:height="0.635cm" svg:x="12.955cm" svg:y="10.115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3.59cm" svg:y1="10.432cm" svg:x2="13.335cm" svg:y2="3.81cm" draw:start-shape="id10" draw:start-glue-point="1" draw:end-shape="id2" draw:end-glue-point="8" svg:d="M13590 10432c748 0 624-1728 373-2197s-628 324-628-4425" svg:viewBox="0 0 823 6623">
          <text:p/>
        </draw:connector>
        <draw:custom-shape draw:style-name="gr10" draw:text-style-name="P6" xml:id="id11" draw:id="id11" draw:layer="layout" svg:width="0.635cm" svg:height="0.635cm" svg:x="15.855cm" svg:y="10.115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6.49cm" svg:y1="10.432cm" svg:x2="14.605cm" svg:y2="2.54cm" draw:start-shape="id11" draw:start-glue-point="1" draw:end-shape="id2" draw:end-glue-point="10" svg:d="M16490 10432c748 0 1691-7892-1885-7892" svg:viewBox="0 0 2585 7893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2T20:31:27.280969238</meta:creation-date>
    <dc:date>2020-11-22T20:57:06.175967866</dc:date>
    <meta:editing-duration>PT3M58S</meta:editing-duration>
    <meta:editing-cycles>1</meta:editing-cycles>
    <meta:document-statistic meta:object-count="59"/>
    <meta:generator>LibreOffice/7.0.3.1$Linux_X86_64 LibreOffice_project/00$Build-1</meta:generator>
  </office:meta>
</office:document-meta>
</file>